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Quran" svg:font-family="'Amiri Qura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3465a4" loext:opacity="100%" style:font-name="Arial1" fo:font-size="24pt" fo:font-weight="bold" officeooo:rsid="00178c94" officeooo:paragraph-rsid="00178c94" style:font-size-asian="21pt" style:font-weight-asian="bold" style:font-size-complex="24pt" style:font-weight-complex="bold"/>
    </style:style>
    <style:style style:name="P2" style:family="paragraph" style:parent-style-name="Standard">
      <style:text-properties fo:color="#729fcf" loext:opacity="100%" style:font-name="Arial1" fo:font-size="14pt" fo:font-weight="bold" officeooo:rsid="00178c94" officeooo:paragraph-rsid="00178c94" style:font-size-asian="12.25pt" style:font-weight-asian="bold" style:font-size-complex="14pt" style:font-weight-complex="bold"/>
    </style:style>
    <style:style style:name="P3" style:family="paragraph" style:parent-style-name="Standard">
      <style:text-properties fo:color="#000000" loext:opacity="100%" style:font-name="Arial1" fo:font-size="11pt" fo:font-weight="normal" officeooo:rsid="00178c94" officeooo:paragraph-rsid="00178c94" style:font-size-asian="9.60000038146973pt" style:font-weight-asian="normal" style:font-size-complex="11pt" style:font-weight-complex="normal"/>
    </style:style>
    <style:style style:name="P4" style:family="paragraph" style:parent-style-name="Standard">
      <style:text-properties fo:color="#000000" loext:opacity="100%" style:font-name="Arial1" fo:font-size="11pt" fo:font-weight="bold" officeooo:rsid="00178c94" officeooo:paragraph-rsid="00178c94" style:font-size-asian="9.60000038146973pt" style:font-weight-asian="bold" style:font-size-complex="11pt" style:font-weight-complex="bold"/>
    </style:style>
    <style:style style:name="P5" style:family="paragraph" style:parent-style-name="Standard">
      <style:text-properties fo:color="#bbe33d" loext:opacity="100%" style:font-name="Arial1" fo:font-size="11pt" fo:font-weight="bold" officeooo:rsid="00178c94" officeooo:paragraph-rsid="00178c94" style:font-size-asian="9.60000038146973pt" style:font-weight-asian="bold" style:font-size-complex="11pt" style:font-weight-complex="bold"/>
    </style:style>
    <style:style style:name="P6" style:family="paragraph" style:parent-style-name="Standard">
      <style:text-properties fo:font-weight="normal" officeooo:rsid="00178c94" officeooo:paragraph-rsid="00178c94" style:font-weight-asian="normal" style:font-weight-complex="normal"/>
    </style:style>
    <style:style style:name="P7" style:family="paragraph" style:parent-style-name="Standard">
      <style:text-properties officeooo:rsid="00178c94" officeooo:paragraph-rsid="00178c94"/>
    </style:style>
    <style:style style:name="P8" style:family="paragraph" style:parent-style-name="Standard">
      <style:text-properties fo:font-weight="bold" officeooo:rsid="00178c94" officeooo:paragraph-rsid="00178c9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000000" loext:opacity="100%" style:font-name="Arial1" fo:font-size="11pt" fo:font-weight="normal" style:font-size-asian="9.60000038146973pt" style:font-weight-asian="normal" style:font-size-complex="11pt" style:font-weight-complex="normal"/>
    </style:style>
    <style:style style:name="T4" style:family="text">
      <style:text-properties fo:color="#000000" loext:opacity="100%" style:font-name="Arial1" fo:font-size="11pt" fo:font-weight="normal" officeooo:rsid="00178c94" style:font-size-asian="9.60000038146973pt" style:font-weight-asian="normal" style:font-size-complex="11pt" style:font-weight-complex="normal"/>
    </style:style>
    <style:style style:name="T5" style:family="text">
      <style:text-properties fo:color="#000000" loext:opacity="100%" style:font-name="Arial1" fo:font-size="11pt" fo:font-weight="bold" officeooo:rsid="00178c94" style:font-size-asian="9.60000038146973pt" style:font-weight-asian="bold" style:font-size-complex="11pt" style:font-weight-complex="bold"/>
    </style:style>
    <style:style style:name="T6" style:family="text">
      <style:text-properties fo:color="#000000" loext:opacity="100%" style:font-name="Arial1" fo:font-size="11pt" style:font-size-asian="9.60000038146973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8: Utilización de objetos.</text:p>
      <text:p text:style-name="P1"/>
      <text:p text:style-name="P2">1. Características de los objetos.</text:p>
      <text:p text:style-name="P2"/>
      <text:p text:style-name="P3">Los objetos poseen 3 características que los distinguen:</text:p>
      <text:p text:style-name="P3"/>
      <text:p text:style-name="P4">· Identidad: <text:span text:style-name="T1">esta propiedad nos va a permitir distinguir un objeto de otro del mismo tipo, de forma que, aunque dos objetos del mismo tipo tengan los mismos valores en sus atributos, serán distintos entre sí. En Java esto se implementa mediante las direcciones de memoria.</text:span></text:p>
      <text:p text:style-name="P4"><text:span text:style-name="T1"/></text:p>
      <text:p text:style-name="P4">· Estado: <text:span text:style-name="T1">esta propiedad viene definida por todos los atributos que tiene un objeto y los valores de los mismos.</text:span></text:p>
      <text:p text:style-name="P4"><text:span text:style-name="T1"/></text:p>
      <text:p text:style-name="P4">· Comportamiento: <text:span text:style-name="T1">esta propiedad viene definida por todas las acciones que puede realizar un objeto; viene definida por los métodos de un objeto.</text:span></text:p>
      <text:p text:style-name="P4"><text:span text:style-name="T1"/></text:p>
      <text:p text:style-name="P5">1.1. Propiedades y métodos de los objetos.</text:p>
      <text:p text:style-name="P5"/>
      <text:p text:style-name="P3">El <text:span text:style-name="T2">estado</text:span> es la propiedad que define los atributos de los objetos, es decir, se compone de todas las variables u objetos que componen un objeto, las denominadas variables miembro o variables de objeto.</text:p>
      <text:p text:style-name="P3"/>
      <text:p text:style-name="P3">El <text:span text:style-name="T2">comportamiento</text:span> es la propiedad que define las acciones que un objeto puede llevar a cabo. Estas acciones se refieren a los métodos que se han implementado en la clase que instancia el objeto.</text:p>
      <text:p text:style-name="P3"/>
      <text:p text:style-name="P5">1.2. Interacción entre objetos.</text:p>
      <text:p text:style-name="P5"/>
      <text:p text:style-name="P3">Los objetos se comunican entre ellos mediante sus métodos, con lo que podremos programar la interacción entre ellos haciendo que sea lo compleja que necesitemos.</text:p>
      <text:p text:style-name="P3"/>
      <text:p text:style-name="P3">Cuando un objeto utiliza uno de sus métodos para comunicarse con otro decimos que el primer objeto le envía un mensaje al segundo y que el segundo objeto recibe un mensaje del primero.</text:p>
      <text:p text:style-name="P3"/>
      <text:p text:style-name="P3">Los mensajes también se conocen como <text:span text:style-name="T2">peticiones</text:span>.</text:p>
      <text:p text:style-name="P3"/>
      <text:p text:style-name="P3">En PDO, definimos un protocolo con los mensajes que se pueden enviar o recibir un objeto. Podrá ser modificado agregando o eliminando métodos de las clases.</text:p>
      <text:p text:style-name="P3"/>
      <text:p text:style-name="P3">El comportamiento de cualquier programa que desarrollemos es:</text:p>
      <text:p text:style-name="P3"/>
      <text:p text:style-name="P4">· Creación de objetos.</text:p>
      <text:p text:style-name="P4"/>
      <text:p text:style-name="P4">· Comunicación de los mismos mediante el envío y recepción de mensajes.</text:p>
      <text:p text:style-name="P4"/>
      <text:p text:style-name="P4">· Eliminación de los objetos que no sean necesarios, mediante el recolector de basura.</text:p>
      <text:p text:style-name="P4"/>
      <text:p text:style-name="P3"/>
      <text:p text:style-name="P3"/>
      <text:p text:style-name="P3"/>
      <text:p text:style-name="P3"/>
      <text:p text:style-name="P3"/>
      <text:p text:style-name="P3"/>
      <text:p text:style-name="P3"/>
      <text:p text:style-name="P5"><text:soft-page-break/>1.3. Almacenamiento en memoria.</text:p>
      <text:p text:style-name="P5"/>
      <text:p text:style-name="P3">Cuando ejecutamos un programa, nos apoyamos en la memoria RAM del ordenador.</text:p>
      <text:p text:style-name="P3">Durante la ejecución del programa, se van a utilizar diferentes zonas de memoria, cada una de las cuales posee un cometido diferente. Estas son:</text:p>
      <text:p text:style-name="P3"/>
      <text:p text:style-name="P4">· La pila de llamadas: <text:span text:style-name="T1">en la pila de llamadas se guardarán todos los datos necesarios para la ejecución de los métodos de los objetos. Una pila es una estructura LIFO, en la que el último elemento que entró es el primero en salir. Cada vez que se llame a un método se insertará una entrada en la pila.</text:span></text:p>
      <text:p text:style-name="P4"><text:span text:style-name="T1"/></text:p>
      <text:p text:style-name="P4">· El área de datos (HEAP): <text:span text:style-name="T1">esta es la zona de memoria donde se van a almacenar todas las variables, tanto primitivas como objetos. Cada vez que ejecutemos un “new” estaremos almacenando el objeto en HEAP.</text:span></text:p>
      <text:p text:style-name="P4"><text:span text:style-name="T1"/></text:p>
      <text:p text:style-name="P4">· El área de datos estáticos: <text:span text:style-name="T1">en esta zona de memoria se van a almacenar las variables globales del programa y las variables estáticas.</text:span></text:p>
      <text:p text:style-name="P4"><text:span text:style-name="T1"/></text:p>
      <text:p text:style-name="P4">· El área del código: <text:span text:style-name="T1">este es el área de memoria en el que se van a almacenar las instrucciones que el programa debe ejecutar.</text:span></text:p>
      <text:p text:style-name="P4"><text:span text:style-name="T1"/></text:p>
      <text:p text:style-name="P5">1.4. Declaración e instanciación de objetos.</text:p>
      <text:p text:style-name="P5"/>
      <text:p text:style-name="P3">La sintaxis para la declaración de un objeto es la siguiente:</text:p>
      <text:p text:style-name="P3"/>
      <text:p text:style-name="P4">NombreClase nombreobjeto;</text:p>
      <text:p text:style-name="P4"/>
      <text:p text:style-name="P3">Cuando instanciamos un objeto estamos haciendo que el sistema operativo reserve memoria en HEAP para poder almacenarlo.</text:p>
      <text:p text:style-name="P3"/>
      <text:p text:style-name="P3">La instanciación de los objetos se hace mediante la sentencia “new” y su sintaxis es:</text:p>
      <text:p text:style-name="P3"/>
      <text:p text:style-name="P4">nombreobjeto = new NombreClase([parámetros]);</text:p>
      <text:p text:style-name="P4"/>
      <text:p text:style-name="P3">La instanciación de los objetos es algo obligatorio en PDO, ya que si no los instanciamos no se habrá reservado memoria para que puedan tener un valor, por lo que serán objetos nulos.</text:p>
      <text:p text:style-name="P3"/>
      <text:p text:style-name="P3">Los objetos nulos son muy peligrosos, ya que si intentamos hacer cualquier acción con uno de ellos, se producirá una excepción y el comportamiento del programa no será el esperado.</text:p>
      <text:p text:style-name="P3"/>
      <text:p text:style-name="P3">Cuando obtengamos un error por un objeto nulo, NetBeans nos mostrará que hemos sufrido un error de puntero nulo, o “NullPointerException”.</text:p>
      <text:p text:style-name="P3"/>
      <text:p text:style-name="P5">1.5. Utilización de métodos.</text:p>
      <text:p text:style-name="P5"/>
      <text:p text:style-name="P3">La forma de nombrar los métodos según el estándar CamelCase será:</text:p>
      <text:p text:style-name="P3"/>
      <text:p text:style-name="P4">· Si el método se compone solo de una palabra irá en minúscula.</text:p>
      <text:p text:style-name="P4">· Si se compone de dos, la primera irá en minúscula, y las siguientes, empezarán por mayúscula.</text:p>
      <text:p text:style-name="P4"/>
      <text:p text:style-name="P3">Para poder llamar a un método de un objeto vamos a utilizar el operador punto (.) con la siguiente sintaxis:</text:p>
      <text:p text:style-name="P3"/>
      <text:p text:style-name="P4">[variable = ] nombreobjeto.nombreMetodo([parámetros]);</text:p>
      <text:p text:style-name="P4"/>
      <text:p text:style-name="P3"><text:soft-page-break/>Para llamar a un método de un objeto antes tendremos que haberlo instanciado para que no sea nulo.</text:p>
      <text:p text:style-name="P3"/>
      <text:p text:style-name="P3">También podremos crear métodos en la clase principal de nuestro proyecto, a los cuales, para llamarlos, no será necesario crear ningún objeto, sino que podremos llamarlos directamente por su nombre:</text:p>
      <text:p text:style-name="P3"/>
      <text:p text:style-name="P4">[variable = ] nombreMetodo ([parámetros]);</text:p>
      <text:p text:style-name="P4"/>
      <text:p text:style-name="P3">Tendremos que indicar que son métodos estáticos, utilizando para ello la palabra reservada “static”.</text:p>
      <text:p text:style-name="P3"/>
      <text:p text:style-name="P2">2. Paso por valor vs paso por referencia.</text:p>
      <text:p text:style-name="P2"/>
      <text:p text:style-name="P3">Los lenguajes de programación suelen usar dos técnicas a la hora de pasar los parámetros a los métodos: el paso por valor y el paso por referencia.</text:p>
      <text:p text:style-name="P3"/>
      <text:p text:style-name="P4">· Paso por valor: <text:span text:style-name="T1">estamos haciendo una copia del valor original en el parámetro, si realizamos cualquier modificación de ese parámetro dentro del método esta no tendrá efecto en la variable original.</text:span></text:p>
      <text:p text:style-name="P4"><text:span text:style-name="T1"/></text:p>
      <text:p text:style-name="P4">· Paso por referencia: <text:span text:style-name="T1">lo que estamos haciendo es pasar una referencia de la variable original en el parámetro del método, si realizamos cualquier modificación de ese parámetro dentro del método, se hará también en la variable original.</text:span></text:p>
      <text:p text:style-name="P4"><text:span text:style-name="T1"/></text:p>
      <text:p text:style-name="P4"><text:span text:style-name="T1">En Java el paso por valor se hace con los parámetros que sean de tipo variable primitiva, y el paso por referencia se hace con los parámetros que sean objetos.</text:span></text:p>
      <text:p text:style-name="P4"><text:span text:style-name="T1"/></text:p>
      <text:p text:style-name="P2">3. Métodos estáticos.</text:p>
      <text:p text:style-name="P2"/>
      <text:p text:style-name="P3">Ya vimos que podíamos declarar variables de clase (estáticas) y que éstas eran variables que se compartían por todos los objetos que se crearan de esa clase.</text:p>
      <text:p text:style-name="P3">De igual forma tenemos los métodos estáticos.</text:p>
      <text:p text:style-name="P3">La sintaxis es la siguiente:</text:p>
      <text:p text:style-name="P3"/>
      <text:p text:style-name="P4">static [valor devuelto / void] nombreMetodo ([parámetros]);</text:p>
      <text:p text:style-name="P4"/>
      <text:p text:style-name="P3">Estos métodos sólo podrán acceder a variables estáticas y solo podrán llamar a otros métodos estáticos.</text:p>
      <text:p text:style-name="P3"/>
      <text:p text:style-name="P3">Al ser estos métodos de clase, no necesitaremos crear ningún objeto para poder llamarlo, ya que los métodos estáticos son métodos de clase, y basta con utilizar el operador punto sobre el nombre de la clase:</text:p>
      <text:p text:style-name="P3"/>
      <text:p text:style-name="P4">[ variable = ] NombreClase.nombreMetodo([parámetros]);</text:p>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3.1. Bloques estáticos.</text:p>
      <text:p text:style-name="P5"/>
      <text:p text:style-name="P3">Su sintaxis es la siguiente:</text:p>
      <text:p text:style-name="P3"/>
      <text:p text:style-name="P4">static {</text:p>
      <text:p text:style-name="P4">// código</text:p>
      <text:p text:style-name="P4">}</text:p>
      <text:p text:style-name="P4"/>
      <text:p text:style-name="P3">Estos bloques se ejecutarán solo la primera vez que la clase se carga en memoria.</text:p>
      <text:p text:style-name="P3"/>
      <text:p text:style-name="P3">Realizarán la función de “constructor” para las variables estáticas, y se ejecutan antes que los constructores.</text:p>
      <text:p text:style-name="P3"/>
      <text:p text:style-name="P3">Si tenemos variables estáticas en una clase, es conveniente inicializarlas usando un bloque estático.</text:p>
      <text:p text:style-name="P3"/>
      <text:p text:style-name="P3">Si tenemos más de un bloque estático en la misma clase, se ejecutarán en el orden en el que están escritos.</text:p>
      <text:p text:style-name="P3"/>
      <text:p text:style-name="P2">4. Entrada/salida de objetos.</text:p>
      <text:p text:style-name="P2"/>
      <text:p text:style-name="P5">4.1. Entrada.</text:p>
      <text:p text:style-name="P5"/>
      <text:p text:style-name="P3">Los métodos que utilizamos para leer los diferentes tipos de datos son:</text:p>
      <text:p text:style-name="P3"/>
      <text:p text:style-name="P4">· Datos de tipo entero: <text:span text:style-name="T1">nextInt()</text:span></text:p>
      <text:p text:style-name="P4"><text:span text:style-name="T1"/></text:p>
      <text:p text:style-name="P4">· Datos de tipo real: <text:span text:style-name="T1">nextDouble()</text:span></text:p>
      <text:p text:style-name="P4"><text:span text:style-name="T1"/></text:p>
      <text:p text:style-name="P4">· Datos de tipo cadena: <text:span text:style-name="T1">nextLine()</text:span></text:p>
      <text:p text:style-name="P4"><text:span text:style-name="T1"/></text:p>
      <text:p text:style-name="P4">· Datos de tipo booleano: <text:span text:style-name="T1">nextBoolean()</text:span></text:p>
      <text:p text:style-name="P4"><text:span text:style-name="T1"/></text:p>
      <text:p text:style-name="P4"><text:span text:style-name="T1">No existen métodos específicos para leer objetos de clases creadas por el programador.</text:span></text:p>
      <text:p text:style-name="P4"><text:span text:style-name="T1">Lo que se tendría que hacer es leer uno a uno los datos de los que está compuesto el objeto que queremos instanciar, para que, una vez leídos, podamos crear el objeto con el constructor con parámetros, o bien utilizar sus métodos set para darles el valor que queramos.</text:span></text:p>
      <text:p text:style-name="P4"><text:span text:style-name="T1"/></text:p>
      <text:p text:style-name="P5">4.2. Salida de objetos.</text:p>
      <text:p text:style-name="P5"/>
      <text:p text:style-name="Standard"><text:span text:style-name="T4">Si mostramos mediante la orden </text:span><text:span text:style-name="T5">System.out.println()</text:span><text:span text:style-name="T4">, un objeto de una clase creada por nosotros, veremos que no aparece su valor, sino la dirección de memoria a la que hace referencia el objeto.</text:span></text:p>
      <text:p text:style-name="Standard"><text:span text:style-name="T4"/></text:p>
      <text:p text:style-name="P7"><text:span text:style-name="T3">Si queremos mostrar la información de las variables de nuestro objeto, tenemos dos posibles formas de hacerlo:</text:span></text:p>
      <text:p text:style-name="P7"><text:span text:style-name="T3"/></text:p>
      <text:p text:style-name="P8"><text:span text:style-name="T6">·</text:span><text:span text:style-name="T3"> La primera es mostrando en</text:span><text:span text:style-name="T6"> System.out.println() </text:span><text:span text:style-name="T3">los valores devueltos por el</text:span><text:span text:style-name="T6"> método get </text:span><text:span text:style-name="T3">del objeto.</text:span></text:p>
      <text:p text:style-name="P6"><text:span text:style-name="T6"/></text:p>
      <text:p text:style-name="P8"><text:span text:style-name="T6">· </text:span><text:span text:style-name="T3">La segunda es escribiendo el</text:span><text:span text:style-name="T6"> método toString </text:span><text:span text:style-name="T3">de la cla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Quran" svg:font-family="'Amiri Qura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1T19:51:00.199000000</meta:creation-date>
    <dc:date>2023-12-21T20:31:51.704000000</dc:date>
    <meta:editing-duration>PT40M51S</meta:editing-duration>
    <meta:editing-cycles>1</meta:editing-cycles>
    <meta:document-statistic meta:table-count="0" meta:image-count="0" meta:object-count="0" meta:page-count="4" meta:paragraph-count="80" meta:word-count="1278" meta:character-count="7674" meta:non-whitespace-character-count="6476"/>
    <meta:generator>LibreOffice/7.6.2.1$Windows_X86_64 LibreOffice_project/56f7684011345957bbf33a7ee678afaf4d2ba333</meta:generator>
  </office:meta>
</office:document-meta>
</file>